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00ccff" fo:padding="0.0382in" fo:border-left="0.05pt solid #000000" fo:border-right="none" fo:border-top="none" fo:border-bottom="0.05pt solid #000000">
        <style:background-image/>
      </style:table-cell-properties>
    </style:style>
    <style:style style:name="Table1.C2" style:family="table-cell">
      <style:table-cell-properties fo:background-color="#ff6666" fo:padding="0.0382in" fo:border-left="0.05pt solid #000000" fo:border-right="0.05pt solid #000000" fo:border-top="none" fo:border-bottom="0.05pt solid #000000">
        <style:background-image/>
      </style:table-cell-properties>
    </style:style>
    <style:style style:name="Table1.B3" style:family="table-cell">
      <style:table-cell-properties fo:background-color="#ff6666" fo:padding="0.0382in" fo:border-left="0.05pt solid #000000" fo:border-right="none" fo:border-top="none" fo:border-bottom="0.05pt solid #000000">
        <style:background-image/>
      </style:table-cell-properties>
    </style:style>
    <style:style style:name="Table1.C3" style:family="table-cell">
      <style:table-cell-properties fo:background-color="#00ccff"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background-color="#00ccff" fo:padding="0.0382in" fo:border-left="0.05pt solid #000000" fo:border-right="none" fo:border-top="none" fo:border-bottom="0.05pt solid #000000">
        <style:background-image/>
      </style:table-cell-properties>
    </style:style>
    <style:style style:name="Table2.C2" style:family="table-cell">
      <style:table-cell-properties fo:background-color="#ff6666" fo:padding="0.0382in" fo:border-left="0.05pt solid #000000" fo:border-right="0.05pt solid #000000" fo:border-top="none" fo:border-bottom="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background-color="#00ccff" fo:padding="0.0382in" fo:border-left="0.05pt solid #000000" fo:border-right="none" fo:border-top="none" fo:border-bottom="0.05pt solid #000000">
        <style:background-image/>
      </style:table-cell-properties>
    </style:style>
    <style:style style:name="Table3.C2" style:family="table-cell">
      <style:table-cell-properties fo:background-color="#00ccff" fo:padding="0.0382in" fo:border-left="0.05pt solid #000000" fo:border-right="0.05pt solid #000000" fo:border-top="none" fo:border-bottom="0.05pt solid #000000">
        <style:background-image/>
      </style:table-cell-properties>
    </style:style>
    <style:style style:name="Table3.B3" style:family="table-cell">
      <style:table-cell-properties fo:background-color="#ff6666" fo:padding="0.0382in" fo:border-left="0.05pt solid #000000" fo:border-right="none" fo:border-top="none" fo:border-bottom="0.05pt solid #000000">
        <style:background-image/>
      </style:table-cell-properties>
    </style:style>
    <style:style style:name="Table3.C3" style:family="table-cell">
      <style:table-cell-properties fo:background-color="#ff6666"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06b47b" officeooo:paragraph-rsid="0006b47b"/>
    </style:style>
    <style:style style:name="P2" style:family="paragraph" style:parent-style-name="Standard">
      <style:paragraph-properties fo:text-align="center" style:justify-single-word="false"/>
      <style:text-properties officeooo:rsid="0006b47b" officeooo:paragraph-rsid="0006b47b"/>
    </style:style>
    <style:style style:name="P3" style:family="paragraph" style:parent-style-name="Standard">
      <style:text-properties officeooo:rsid="0006b47b" officeooo:paragraph-rsid="000f8dde"/>
    </style:style>
    <style:style style:name="P4" style:family="paragraph" style:parent-style-name="Standard">
      <style:text-properties fo:font-style="italic" officeooo:rsid="0006b47b" officeooo:paragraph-rsid="0006b47b" style:font-style-asian="italic" style:font-style-complex="italic"/>
    </style:style>
    <style:style style:name="P5" style:family="paragraph" style:parent-style-name="Standard">
      <style:text-properties officeooo:rsid="000804aa" officeooo:paragraph-rsid="000804aa"/>
    </style:style>
    <style:style style:name="P6" style:family="paragraph" style:parent-style-name="Standard">
      <style:text-properties officeooo:rsid="00092e65" officeooo:paragraph-rsid="00092e65"/>
    </style:style>
    <style:style style:name="P7" style:family="paragraph" style:parent-style-name="Standard">
      <style:text-properties officeooo:rsid="000ad2d0" officeooo:paragraph-rsid="000ad2d0"/>
    </style:style>
    <style:style style:name="P8" style:family="paragraph" style:parent-style-name="Standard">
      <style:text-properties officeooo:rsid="000bbd0b" officeooo:paragraph-rsid="000bbd0b"/>
    </style:style>
    <style:style style:name="P9" style:family="paragraph" style:parent-style-name="Standard">
      <style:text-properties officeooo:rsid="000bbd0b" officeooo:paragraph-rsid="000cc4d5"/>
    </style:style>
    <style:style style:name="P10" style:family="paragraph" style:parent-style-name="Standard">
      <style:text-properties officeooo:rsid="000bbd0b" officeooo:paragraph-rsid="000e3be2"/>
    </style:style>
    <style:style style:name="P11" style:family="paragraph" style:parent-style-name="Standard">
      <style:text-properties officeooo:rsid="000cc4d5" officeooo:paragraph-rsid="000cc4d5"/>
    </style:style>
    <style:style style:name="P12" style:family="paragraph" style:parent-style-name="Standard">
      <style:text-properties officeooo:rsid="000e3be2" officeooo:paragraph-rsid="000e3be2"/>
    </style:style>
    <style:style style:name="P13" style:family="paragraph" style:parent-style-name="Standard">
      <style:text-properties officeooo:rsid="000e3be2" officeooo:paragraph-rsid="000f8dde"/>
    </style:style>
    <style:style style:name="P14" style:family="paragraph" style:parent-style-name="Standard">
      <style:text-properties officeooo:rsid="000f8dde" officeooo:paragraph-rsid="000f8dde"/>
    </style:style>
    <style:style style:name="P15" style:family="paragraph" style:parent-style-name="Standard">
      <style:text-properties officeooo:rsid="00113418" officeooo:paragraph-rsid="00113418"/>
    </style:style>
    <style:style style:name="P16" style:family="paragraph" style:parent-style-name="Table_20_Contents">
      <style:text-properties officeooo:rsid="000bbd0b" officeooo:paragraph-rsid="000bbd0b"/>
    </style:style>
    <style:style style:name="P17" style:family="paragraph" style:parent-style-name="Table_20_Contents">
      <style:text-properties officeooo:rsid="000bbd0b" officeooo:paragraph-rsid="000cc4d5"/>
    </style:style>
    <style:style style:name="P18" style:family="paragraph" style:parent-style-name="Table_20_Contents">
      <style:text-properties officeooo:rsid="000bbd0b" officeooo:paragraph-rsid="000e3be2"/>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weight="bold" officeooo:rsid="000bbd0b" officeooo:paragraph-rsid="000bbd0b" style:font-weight-asian="bold" style:font-weight-complex="bold"/>
    </style:style>
    <style:style style:name="P21" style:family="paragraph" style:parent-style-name="Table_20_Contents">
      <style:text-properties fo:font-weight="bold" officeooo:rsid="000bbd0b" officeooo:paragraph-rsid="000cc4d5" style:font-weight-asian="bold" style:font-weight-complex="bold"/>
    </style:style>
    <style:style style:name="P22" style:family="paragraph" style:parent-style-name="Table_20_Contents">
      <style:text-properties fo:font-weight="bold" officeooo:rsid="000bbd0b" officeooo:paragraph-rsid="000e3be2" style:font-weight-asian="bold" style:font-weight-complex="bold"/>
    </style:style>
    <style:style style:name="P23" style:family="paragraph" style:parent-style-name="Table_20_Contents">
      <style:text-properties fo:font-weight="bold" officeooo:paragraph-rsid="000cc4d5" style:font-weight-asian="bold" style:font-weight-complex="bold"/>
    </style:style>
    <style:style style:name="P24" style:family="paragraph" style:parent-style-name="Table_20_Contents">
      <style:text-properties fo:font-weight="bold" officeooo:paragraph-rsid="000e3be2" style:font-weight-asian="bold" style:font-weight-complex="bold"/>
    </style:style>
    <style:style style:name="P25" style:family="paragraph" style:parent-style-name="Table_20_Contents">
      <style:text-properties officeooo:rsid="000cc4d5" officeooo:paragraph-rsid="000cc4d5"/>
    </style:style>
    <style:style style:name="P26" style:family="paragraph" style:parent-style-name="Table_20_Contents">
      <style:text-properties officeooo:rsid="000cc4d5" officeooo:paragraph-rsid="000e3be2"/>
    </style:style>
    <style:style style:name="T1" style:family="text">
      <style:text-properties officeooo:rsid="0006b47b"/>
    </style:style>
    <style:style style:name="T2" style:family="text">
      <style:text-properties officeooo:rsid="0006c799"/>
    </style:style>
    <style:style style:name="T3" style:family="text">
      <style:text-properties officeooo:rsid="000804aa"/>
    </style:style>
    <style:style style:name="T4" style:family="text">
      <style:text-properties officeooo:rsid="00092e65"/>
    </style:style>
    <style:style style:name="T5" style:family="text">
      <style:text-properties officeooo:rsid="000ad2d0"/>
    </style:style>
    <style:style style:name="T6" style:family="text">
      <style:text-properties officeooo:rsid="000cc4d5"/>
    </style:style>
    <style:style style:name="T7" style:family="text">
      <style:text-properties officeooo:rsid="000e3be2"/>
    </style:style>
    <style:style style:name="T8" style:family="text">
      <style:text-properties officeooo:rsid="000f8dde"/>
    </style:style>
    <style:style style:name="T9" style:family="text">
      <style:text-properties officeooo:rsid="001134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tural Implication</text:p>
      <text:p text:style-name="P2">by Sven Nilsen, 2019</text:p>
      <text:p text:style-name="P1"/>
      <text:p text:style-name="P4">In logic, material implication might produce non-intuitive results: When the assumption is false, anything follows. In this paper I <text:span text:style-name="T2">show that when we say “A implies B” in natural language, we mean that “A”, by how it is used in argumentation, implies that it is sound or true, but not necessarily both.</text:span></text:p>
      <text:p text:style-name="P1"/>
      <text:p text:style-name="P5">The problem starts when we say that `A` means something as an argument:</text:p>
      <text:p text:style-name="P5"/>
      <text:p text:style-name="P5"><text:tab/>meaning_of(“A”) = (A =&gt; B) <text:span text:style-name="T1">∧ </text:span>(A =&gt; <text:span text:style-name="T1">¬</text:span>B)</text:p>
      <text:p text:style-name="P5"/>
      <text:p text:style-name="P5">For example:</text:p>
      <text:p text:style-name="P5"/>
      <text:p text:style-name="P5"><text:tab/>It looks like the Sun is orbiting the Earth (`A =&gt; B`).</text:p>
      <text:p text:style-name="P5"><text:tab/>It looks like the Earth is rotating around its own axis (`A =&gt; <text:span text:style-name="T1">¬</text:span>B`).</text:p>
      <text:p text:style-name="P5"/>
      <text:p text:style-name="P5">We think of “It looks like” as an argument “A”, which can be used to explain why some people believe either the Sun is orbiting the Earth or why some people are believing the Earth is rotating around its own axis.</text:p>
      <text:p text:style-name="P5"/>
      <text:p text:style-name="P6">Using the notation from Naive Zen Logic:</text:p>
      <text:p text:style-name="P5"/>
      <text:p text:style-name="P5"><text:tab/>( B ? some people ) =&gt; ( (A =&gt; B) ? some people )</text:p>
      <text:p text:style-name="P5"><text:tab/>( <text:span text:style-name="T1">¬</text:span>B ? some people ) =&gt; ( (A =&gt; <text:span text:style-name="T1">¬</text:span>B) ? some people )</text:p>
      <text:p text:style-name="P5"/>
      <text:p text:style-name="P5">Whenever something is beli<text:span text:style-name="T4">e</text:span>ved by some people, it must be because it looked that way at first:</text:p>
      <text:p text:style-name="P5"/>
      <text:p text:style-name="P5"><text:tab/>∀ <text:span text:style-name="T4">X { ( X ? some people ) =&gt; ( (A =&gt; X) ? some people ) }</text:span></text:p>
      <text:p text:style-name="P1"/>
      <text:p text:style-name="P6">So, our “A” is an explanation for whatever is believed by some people.</text:p>
      <text:p text:style-name="P6"/>
      <text:p text:style-name="P6">The problem is that in logic interpreted as each proposition representing truth:</text:p>
      <text:p text:style-name="P6"/>
      <text:p text:style-name="P6"><text:tab/>( <text:span text:style-name="T3">(A =&gt; B) ∧ (A =&gt; ¬B) </text:span>) = ( A = false )</text:p>
      <text:p text:style-name="P6"/>
      <text:p text:style-name="P6">What we mean by “It looks like” has a different interpretation than truth. If we try to substitute “A” with “It looks like”, <text:span text:style-name="T5">we must also ask how we choose to think about `”It looks like” = false`.</text:span></text:p>
      <text:p text:style-name="P6"/>
      <text:p text:style-name="P7">The way we resolve this problem is by substituting “true” and “false” with “sound” and “unsound”:</text:p>
      <text:p text:style-name="P7"/>
      <text:p text:style-name="P7"><text:tab/><text:span text:style-name="T4">( (A =&gt; B) ∧ (A =&gt; ¬B) ) = ( A = </text:span>unsound<text:span text:style-name="T4"> )</text:span></text:p>
      <text:p text:style-name="P1"/>
      <text:p text:style-name="P8">Since we substitute all truth values, the Logic is given a different interpretation than truth.</text:p>
      <text:p text:style-name="P8"/>
      <text:p text:style-name="P8">Soundness is isomorphic to Logic and therefore occupy the whole space of possible logical constructions. This means one can not mix truth and soundness within the same Logic.</text:p>
      <text:p text:style-name="P15"><text:soft-page-break/>However, one can create a combinatorial Logic that combines truth and soundness. While not being isomorphic to Logic, it is possible to encode it into Logic, which makes theorem proving possible.</text:p>
      <text:p text:style-name="P8"/>
      <text:p text:style-name="P8">A sound argument can be true, but it <text:span text:style-name="T9">can </text:span>also can be false.</text:p>
      <text:p text:style-name="P15">A true argument can be sound, but it can also be unsound.</text:p>
      <text:p text:style-name="P8"/>
      <text:p text:style-name="P15">This constraint is what underlies the semantics of natural implication.</text:p>
      <text:p text:style-name="P8"/>
      <table:table table:name="Table1" table:style-name="Table1">
        <table:table-column table:style-name="Table1.A" table:number-columns-repeated="3"/>
        <table:table-row>
          <table:table-cell table:style-name="Table1.A1" office:value-type="string">
            <text:p text:style-name="P19"/>
          </table:table-cell>
          <table:table-cell table:style-name="Table1.A1" office:value-type="string">
            <text:p text:style-name="P20">A is true</text:p>
          </table:table-cell>
          <table:table-cell table:style-name="Table1.C1" office:value-type="string">
            <text:p text:style-name="P20">A is false</text:p>
          </table:table-cell>
        </table:table-row>
        <table:table-row>
          <table:table-cell table:style-name="Table1.A2" office:value-type="string">
            <text:p text:style-name="P20">A is sound</text:p>
          </table:table-cell>
          <table:table-cell table:style-name="Table1.B2" office:value-type="string">
            <text:p text:style-name="P16">coherent</text:p>
          </table:table-cell>
          <table:table-cell table:style-name="Table1.C2" office:value-type="string">
            <text:p text:style-name="P25">anti-coherent</text:p>
          </table:table-cell>
        </table:table-row>
        <table:table-row>
          <table:table-cell table:style-name="Table1.A2" office:value-type="string">
            <text:p text:style-name="P20">A is unsound</text:p>
          </table:table-cell>
          <table:table-cell table:style-name="Table1.B3" office:value-type="string">
            <text:p text:style-name="P25">anti-coherent</text:p>
          </table:table-cell>
          <table:table-cell table:style-name="Table1.C3" office:value-type="string">
            <text:p text:style-name="P16">coherent</text:p>
          </table:table-cell>
        </table:table-row>
      </table:table>
      <text:p text:style-name="P8"/>
      <text:p text:style-name="P11">When the two logics of truth and soundness are the same, they are coherent:</text:p>
      <text:p text:style-name="P11"/>
      <text:p text:style-name="P11"><text:tab/>coherent =&gt; ∀ P { ( (P = true) =&gt; (P = sound) ) ∧ ( (P = false) =&gt; (P = unsound) ) }</text:p>
      <text:p text:style-name="P11"/>
      <text:p text:style-name="P11">When the two logics of truth of soundness are opposites, they are anti-coherent:</text:p>
      <text:p text:style-name="P11"/>
      <text:p text:style-name="P11"><text:tab/>anti-coherent =&gt; ∀ P { ( (P = true) =&gt; (P = unsound) ) ∧ ( (P = false) =&gt; (P = sound) ) }</text:p>
      <text:p text:style-name="P9"/>
      <text:p text:style-name="P12">Other states corresponds to a constraint of one or more propositions in one of the logics:</text:p>
      <text:p text:style-name="P9"/>
      <table:table table:name="Table2" table:style-name="Table2">
        <table:table-column table:style-name="Table2.A" table:number-columns-repeated="3"/>
        <table:table-row>
          <table:table-cell table:style-name="Table2.A1" office:value-type="string">
            <text:p text:style-name="P23"/>
          </table:table-cell>
          <table:table-cell table:style-name="Table2.A1" office:value-type="string">
            <text:p text:style-name="P21">A is true</text:p>
          </table:table-cell>
          <table:table-cell table:style-name="Table2.C1" office:value-type="string">
            <text:p text:style-name="P21">A is false</text:p>
          </table:table-cell>
        </table:table-row>
        <table:table-row>
          <table:table-cell table:style-name="Table2.A2" office:value-type="string">
            <text:p text:style-name="P21">A is sound</text:p>
          </table:table-cell>
          <table:table-cell table:style-name="Table2.B2" office:value-type="string">
            <text:p text:style-name="P17"><text:span text:style-name="T6">true-de</text:span>coherent</text:p>
          </table:table-cell>
          <table:table-cell table:style-name="Table2.C2" office:value-type="string">
            <text:p text:style-name="P25">false-decoherent</text:p>
          </table:table-cell>
        </table:table-row>
        <table:table-row>
          <table:table-cell table:style-name="Table2.A2" office:value-type="string">
            <text:p text:style-name="P21">A is unsound</text:p>
          </table:table-cell>
          <table:table-cell table:style-name="Table2.B2" office:value-type="string">
            <text:p text:style-name="P25">true-decoherent</text:p>
          </table:table-cell>
          <table:table-cell table:style-name="Table2.C2" office:value-type="string">
            <text:p text:style-name="P25">false-decoherent</text:p>
          </table:table-cell>
        </table:table-row>
      </table:table>
      <text:p text:style-name="P9"/>
      <table:table table:name="Table3" table:style-name="Table3">
        <table:table-column table:style-name="Table3.A" table:number-columns-repeated="3"/>
        <table:table-row>
          <table:table-cell table:style-name="Table3.A1" office:value-type="string">
            <text:p text:style-name="P24"/>
          </table:table-cell>
          <table:table-cell table:style-name="Table3.A1" office:value-type="string">
            <text:p text:style-name="P22">A is true</text:p>
          </table:table-cell>
          <table:table-cell table:style-name="Table3.C1" office:value-type="string">
            <text:p text:style-name="P22">A is false</text:p>
          </table:table-cell>
        </table:table-row>
        <table:table-row>
          <table:table-cell table:style-name="Table3.A2" office:value-type="string">
            <text:p text:style-name="P22">A is sound</text:p>
          </table:table-cell>
          <table:table-cell table:style-name="Table3.B2" office:value-type="string">
            <text:p text:style-name="P18"><text:span text:style-name="T7">sound-de</text:span>coherent</text:p>
          </table:table-cell>
          <table:table-cell table:style-name="Table3.C2" office:value-type="string">
            <text:p text:style-name="P26"><text:span text:style-name="T7">sound</text:span>-decoherent</text:p>
          </table:table-cell>
        </table:table-row>
        <table:table-row>
          <table:table-cell table:style-name="Table3.A2" office:value-type="string">
            <text:p text:style-name="P22">A is unsound</text:p>
          </table:table-cell>
          <table:table-cell table:style-name="Table3.B3" office:value-type="string">
            <text:p text:style-name="P26"><text:span text:style-name="T7">unsound</text:span>-decoherent</text:p>
          </table:table-cell>
          <table:table-cell table:style-name="Table3.C3" office:value-type="string">
            <text:p text:style-name="P26"><text:span text:style-name="T7">unsound</text:span>-decoherent</text:p>
          </table:table-cell>
        </table:table-row>
      </table:table>
      <text:p text:style-name="P10"/>
      <text:p text:style-name="P12">Natural implication imposes a such constraint as a relationship between two propositions of truth:</text:p>
      <text:p text:style-name="P1"/>
      <text:p text:style-name="P3"><text:tab/><text:span text:style-name="T2">natural_implication(A, B) =</text:span></text:p>
      <text:p text:style-name="P3"><text:tab/><text:tab/><text:span text:style-name="T8">( </text:span>(<text:span text:style-name="T7">A</text:span> = false) =&gt; ( ( (<text:span text:style-name="T7">A</text:span> =&gt; <text:span text:style-name="T7">B</text:span>) = false ) ∧ ( (<text:span text:style-name="T7">A</text:span> =&gt; ¬<text:span text:style-name="T7">B</text:span>) = false ) ) <text:span text:style-name="T8">) ∨</text:span></text:p>
      <text:p text:style-name="P3"><text:tab/><text:tab/><text:span text:style-name="T8">( </text:span>(<text:span text:style-name="T7">A</text:span> = <text:span text:style-name="T8">unsound</text:span>) =&gt; ( ( (<text:span text:style-name="T7">A</text:span> =&gt; <text:span text:style-name="T7">B</text:span>) = <text:span text:style-name="T8">unsound</text:span> ) ∧ ( (<text:span text:style-name="T7">A</text:span> =&gt; ¬<text:span text:style-name="T7">B</text:span>) = <text:span text:style-name="T8">unsound</text:span> ) ) <text:span text:style-name="T8">)</text:span></text:p>
      <text:p text:style-name="P1"/>
      <text:p text:style-name="P12">This is logically equivalent to:</text:p>
      <text:p text:style-name="P12"/>
      <text:p text:style-name="P13"><text:tab/>natural_implication(A, B) = (A = true) <text:span text:style-name="T8">∨ (A = sound)</text:span></text:p>
      <text:p text:style-name="P12"/>
      <text:p text:style-name="P14">Now, since we proved that `<text:span text:style-name="T4">( (A =&gt; B) ∧ (A =&gt; ¬B) ) = ( A = unsound )</text:span>`, then “A” must be true:</text:p>
      <text:p text:style-name="P14"/>
      <text:p text:style-name="P14"><text:tab/>(<text:span text:style-name="T4">A = unsound</text:span>)<text:span text:style-name="T4"> ∧ </text:span>( <text:span text:style-name="T7">(A = true) </text:span>∨ (A = sound) )</text:p>
      <text:p text:style-name="P14"><text:tab/>------------------------------------------------------</text:p>
      <text:p text:style-name="P14"><text:tab/>A =&gt; 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8T13:39:15.132838000</meta:creation-date>
    <dc:date>2019-04-28T15:21:47.560622000</dc:date>
    <meta:editing-duration>PT9M29S</meta:editing-duration>
    <meta:editing-cycles>1</meta:editing-cycles>
    <meta:document-statistic meta:table-count="3" meta:image-count="0" meta:object-count="0" meta:page-count="2" meta:paragraph-count="65" meta:word-count="702" meta:character-count="3550" meta:non-whitespace-character-count="2894"/>
    <meta:generator>LibreOffice/5.1.2.2$MacOSX_X86_64 LibreOffice_project/d3bf12ecb743fc0d20e0be0c58ca359301eb705f</meta:generator>
  </office:meta>
</office:document-meta>
</file>